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05487d" officeooo:paragraph-rsid="0005487d"/>
    </style:style>
    <style:style style:name="P2" style:family="paragraph" style:parent-style-name="Text_20_body">
      <style:text-properties officeooo:rsid="0005487d" officeooo:paragraph-rsid="0005487d"/>
    </style:style>
    <style:style style:name="P3" style:family="paragraph" style:parent-style-name="Text_20_body">
      <style:text-properties style:text-underline-style="solid" style:text-underline-width="auto" style:text-underline-color="font-color" officeooo:rsid="0005487d" officeooo:paragraph-rsid="0005487d"/>
    </style:style>
    <style:style style:name="P4" style:family="paragraph" style:parent-style-name="Text_20_body">
      <style:paragraph-properties>
        <style:tab-stops>
          <style:tab-stop style:position="3.731cm"/>
        </style:tab-stops>
      </style:paragraph-properties>
      <style:text-properties style:text-underline-style="solid" style:text-underline-width="auto" style:text-underline-color="font-color" officeooo:rsid="000599d7" officeooo:paragraph-rsid="000599d7"/>
    </style:style>
    <style:style style:name="P5" style:family="paragraph" style:parent-style-name="Text_20_body">
      <style:paragraph-properties>
        <style:tab-stops>
          <style:tab-stop style:position="3.731cm"/>
        </style:tab-stops>
      </style:paragraph-properties>
      <style:text-properties style:text-underline-style="none" officeooo:rsid="0005487d" officeooo:paragraph-rsid="0005487d"/>
    </style:style>
    <style:style style:name="P6" style:family="paragraph" style:parent-style-name="Text_20_body">
      <style:paragraph-properties>
        <style:tab-stops>
          <style:tab-stop style:position="3.731cm"/>
        </style:tab-stops>
      </style:paragraph-properties>
      <style:text-properties style:text-underline-style="none" officeooo:rsid="000599d7" officeooo:paragraph-rsid="000599d7"/>
    </style:style>
    <style:style style:name="P7" style:family="paragraph" style:parent-style-name="Text_20_body" style:list-style-name="L1">
      <style:text-properties officeooo:rsid="0005487d" officeooo:paragraph-rsid="0005487d"/>
    </style:style>
    <style:style style:name="P8" style:family="paragraph" style:parent-style-name="Text_20_body" style:list-style-name="L2">
      <style:text-properties officeooo:rsid="0005487d" officeooo:paragraph-rsid="0005487d"/>
    </style:style>
    <style:style style:name="P9" style:family="paragraph" style:parent-style-name="Text_20_body" style:list-style-name="L3">
      <style:text-properties officeooo:rsid="0005487d" officeooo:paragraph-rsid="0005487d"/>
    </style:style>
    <style:style style:name="P10" style:family="paragraph" style:parent-style-name="Text_20_body" style:list-style-name="L4">
      <style:text-properties officeooo:rsid="0005487d" officeooo:paragraph-rsid="0005487d"/>
    </style:style>
    <style:style style:name="P11" style:family="paragraph" style:parent-style-name="Text_20_body" style:list-style-name="L5">
      <style:text-properties style:text-underline-style="none" officeooo:rsid="0005487d" officeooo:paragraph-rsid="0005487d"/>
    </style:style>
    <style:style style:name="P12" style:family="paragraph" style:parent-style-name="Text_20_body" style:list-style-name="L5">
      <style:paragraph-properties>
        <style:tab-stops>
          <style:tab-stop style:position="3.731cm"/>
        </style:tab-stops>
      </style:paragraph-properties>
      <style:text-properties style:text-underline-style="none" officeooo:rsid="0005487d" officeooo:paragraph-rsid="0005487d"/>
    </style:style>
    <style:style style:name="P13" style:family="paragraph" style:parent-style-name="Text_20_body" style:list-style-name="L5">
      <style:paragraph-properties>
        <style:tab-stops>
          <style:tab-stop style:position="3.731cm"/>
        </style:tab-stops>
      </style:paragraph-properties>
      <style:text-properties style:text-underline-style="none" officeooo:rsid="000599d7" officeooo:paragraph-rsid="000599d7"/>
    </style:style>
    <style:style style:name="P14" style:family="paragraph" style:parent-style-name="Text_20_body" style:list-style-name="L6">
      <style:paragraph-properties>
        <style:tab-stops>
          <style:tab-stop style:position="3.731cm"/>
        </style:tab-stops>
      </style:paragraph-properties>
      <style:text-properties style:text-underline-style="none" officeooo:rsid="000599d7" officeooo:paragraph-rsid="000599d7"/>
    </style:style>
    <style:style style:name="P15" style:family="paragraph" style:parent-style-name="Text_20_body" style:list-style-name="L7">
      <style:paragraph-properties>
        <style:tab-stops>
          <style:tab-stop style:position="3.731cm"/>
        </style:tab-stops>
      </style:paragraph-properties>
      <style:text-properties style:text-underline-style="none" officeooo:rsid="000599d7" officeooo:paragraph-rsid="000599d7"/>
    </style:style>
    <style:style style:name="P16" style:family="paragraph" style:parent-style-name="Text_20_body" style:list-style-name="L6">
      <style:paragraph-properties>
        <style:tab-stops>
          <style:tab-stop style:position="3.731cm"/>
        </style:tab-stops>
      </style:paragraph-properties>
      <style:text-properties style:text-underline-style="none" officeooo:rsid="0009710d" officeooo:paragraph-rsid="0009710d"/>
    </style:style>
    <style:style style:name="P17" style:family="paragraph" style:parent-style-name="Text_20_body" style:list-style-name="L5">
      <style:paragraph-properties>
        <style:tab-stops>
          <style:tab-stop style:position="3.731cm"/>
        </style:tab-stops>
      </style:paragraph-properties>
      <style:text-properties style:text-underline-style="none" officeooo:rsid="000a914d" officeooo:paragraph-rsid="000a914d"/>
    </style:style>
    <style:style style:name="T1" style:family="text">
      <style:text-properties officeooo:rsid="00077e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actéristiques</text:p>
      <text:p text:style-name="P2"/>
      <text:p text:style-name="P2">Trois caractéristiques physiques:</text:p>
      <text:list xml:id="list3543818040" text:style-name="L1">
        <text:list-item>
          <text:p text:style-name="P7">Force</text:p>
        </text:list-item>
        <text:list-item>
          <text:p text:style-name="P7">Dextérité</text:p>
        </text:list-item>
        <text:list-item>
          <text:p text:style-name="P7">Endurance</text:p>
        </text:list-item>
      </text:list>
      <text:p text:style-name="P2"/>
      <text:p text:style-name="P2">Trois caractéristiques sociales:</text:p>
      <text:list xml:id="list164603876" text:style-name="L2">
        <text:list-item>
          <text:p text:style-name="P8">Charisme</text:p>
        </text:list-item>
        <text:list-item>
          <text:p text:style-name="P8">Manipulation</text:p>
        </text:list-item>
        <text:list-item>
          <text:p text:style-name="P8">Apparence</text:p>
        </text:list-item>
      </text:list>
      <text:p text:style-name="P2"/>
      <text:p text:style-name="P2">Trois caractéristiques mentales:</text:p>
      <text:list xml:id="list1956938220" text:style-name="L3">
        <text:list-item>
          <text:p text:style-name="P9">Perception</text:p>
        </text:list-item>
        <text:list-item>
          <text:p text:style-name="P9">Mémoire</text:p>
        </text:list-item>
        <text:list-item>
          <text:p text:style-name="P9">Astuce</text:p>
        </text:list-item>
      </text:list>
      <text:p text:style-name="P2"/>
      <text:p text:style-name="P2">Trois caractéristiques magiques:</text:p>
      <text:list xml:id="list1293224884" text:style-name="L4">
        <text:list-item>
          <text:p text:style-name="P10">Cicatrisation: adaptation aux greffes</text:p>
        </text:list-item>
        <text:list-item>
          <text:p text:style-name="P10">Sacré: connection aux dieux</text:p>
        </text:list-item>
        <text:list-item>
          <text:p text:style-name="P10">Intuition: aisance à manipuler sa nouvelle nature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Compétence<text:span text:style-name="T1">s</text:span></text:p>
      <text:p text:style-name="P2"/>
      <text:p text:style-name="P3">Talents:</text:p>
      <text:list xml:id="list3371338953" text:style-name="L5">
        <text:list-item>
          <text:p text:style-name="P11">Art</text:p>
        </text:list-item>
        <text:list-item>
          <text:p text:style-name="P11">Athlétisme</text:p>
        </text:list-item>
        <text:list-item>
          <text:p text:style-name="P11">Bagarre</text:p>
        </text:list-item>
        <text:list-item>
          <text:p text:style-name="P11">Intimidation</text:p>
        </text:list-item>
        <text:list-item>
          <text:p text:style-name="P11">Subterfuge</text:p>
        </text:list-item>
        <text:list-item>
          <text:p text:style-name="P11">Vigilance</text:p>
        </text:list-item>
        <text:list-item>
          <text:p text:style-name="P11">Conscience</text:p>
        </text:list-item>
        <text:list-item>
          <text:p text:style-name="P11">Agilité</text:p>
        </text:list-item>
        <text:list-item>
          <text:p text:style-name="P11">Séduction</text:p>
        </text:list-item>
        <text:list-item>
          <text:p text:style-name="P12">Survie</text:p>
        </text:list-item>
        <text:list-item>
          <text:p text:style-name="P13">Jeux de hasard</text:p>
        </text:list-item>
        <text:list-item>
          <text:p text:style-name="P17">Bagoût</text:p>
        </text:list-item>
      </text:list>
      <text:p text:style-name="P5"/>
      <text:p text:style-name="P4">Compétences:</text:p>
      <text:list xml:id="list1046430477" text:style-name="L6">
        <text:list-item>
          <text:p text:style-name="P14">Commandement</text:p>
        </text:list-item>
        <text:list-item>
          <text:p text:style-name="P14">Représentation</text:p>
        </text:list-item>
        <text:list-item>
          <text:p text:style-name="P14">Arme de jet</text:p>
        </text:list-item>
        <text:list-item>
          <text:p text:style-name="P14">Arme à feu</text:p>
        </text:list-item>
        <text:list-item>
          <text:p text:style-name="P14">Lasso</text:p>
        </text:list-item>
        <text:list-item>
          <text:p text:style-name="P14">Equitation</text:p>
        </text:list-item>
        <text:list-item>
          <text:p text:style-name="P14">Dressage (rodéo)</text:p>
        </text:list-item>
        <text:list-item>
          <text:p text:style-name="P14">Pistage</text:p>
        </text:list-item>
        <text:list-item>
          <text:p text:style-name="P14">Mécanique</text:p>
        </text:list-item>
        <text:list-item>
          <text:p text:style-name="P14">Mêlée</text:p>
        </text:list-item>
        <text:list-item>
          <text:p text:style-name="P14">Savoir-vivre</text:p>
        </text:list-item>
        <text:list-item>
          <text:p text:style-name="P16">Prestidigitation</text:p>
        </text:list-item>
      </text:list>
      <text:p text:style-name="P6"/>
      <text:p text:style-name="P4">Connaissances:</text:p>
      <text:list xml:id="list2696461549" text:style-name="L7">
        <text:list-item>
          <text:p text:style-name="P15">Distillation d'huile de castor</text:p>
        </text:list-item>
        <text:list-item>
          <text:p text:style-name="P15">Simples</text:p>
        </text:list-item>
        <text:list-item>
          <text:p text:style-name="P15">Occultisme</text:p>
        </text:list-item>
        <text:list-item>
          <text:p text:style-name="P15">Religion</text:p>
        </text:list-item>
        <text:list-item>
          <text:p text:style-name="P15">Histoire</text:p>
        </text:list-item>
        <text:list-item>
          <text:p text:style-name="P15"><text:soft-page-break/>Langues</text:p>
        </text:list-item>
        <text:list-item>
          <text:p text:style-name="P15">Finance</text:p>
        </text:list-item>
        <text:list-item>
          <text:p text:style-name="P15">Loi</text:p>
        </text:list-item>
        <text:list-item>
          <text:p text:style-name="P15">Mécanique</text:p>
        </text:list-item>
        <text:list-item>
          <text:p text:style-name="P15">Biomécanique</text:p>
        </text:list-item>
        <text:list-item>
          <text:p text:style-name="P15">Médecine</text:p>
        </text:list-item>
        <text:list-item>
          <text:p text:style-name="P15">Politique</text:p>
        </text:list-item>
        <text:list-item>
          <text:p text:style-name="P15">Erudition</text:p>
        </text:list-item>
        <text:list-item>
          <text:p text:style-name="P15">Investigation</text:p>
        </text:list-item>
        <text:list-item>
          <text:p text:style-name="P15">Culture des peupl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2S</meta:editing-duration>
    <meta:editing-cycles>6</meta:editing-cycles>
    <meta:generator>LibreOffice/5.3.6.1$Windows_x86 LibreOffice_project/686f202eff87ef707079aeb7f485847613344eb7</meta:generator>
    <dc:date>2018-03-06T21:45:44.783000000</dc:date>
    <meta:document-statistic meta:table-count="0" meta:image-count="0" meta:object-count="0" meta:page-count="3" meta:paragraph-count="60" meta:word-count="143" meta:character-count="818" meta:non-whitespace-character-count="786"/>
    <meta:user-defined meta:name="Info 1"/>
    <meta:user-defined meta:name="Info 2"/>
    <meta:user-defined meta:name="Info 3"/>
    <meta:user-defined meta:name="Info 4"/>
  </office:meta>
</office:document-meta>
</file>